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pelineAuthenticator.authenticate( HandlerConfiguration configuration , SourceParameters parameters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6">
            <text:p text:style-name="Table_20_Contents">6</text:p>
          </table:table-cell>
          <table:table-cell office:value-type="float" office:value="103">
            <text:p text:style-name="Table_20_Contents">103</text:p>
          </table:table-cell>
        </table:table-row>
        <table:table-row>
          <table:table-cell office:value-type="string">
            <text:p text:style-name="Table_20_Contents">PipelineAuthenticato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ipelineAuthenticator.isValidAuthenticationFragment( Document authenticationFragment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PipelineAuthenticator.logout( UserHandler hand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ipelineAuthenticato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